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fe7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dfd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4" table:default-cell-style-name="ce6"/>
        <table:table-column table:style-name="co1" table:number-columns-repeated="7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number-columns-repeated="3" table:default-cell-style-name="ce4"/>
        <table:table-row table:style-name="ro1">
          <table:table-cell table:style-name="ce1" office:value-type="string">
            <text:p>Home \ Away<text:a xlink:href="http://en.wikipedia.org/wiki/2011–12_Fußball-Bundesliga#endnote_Home_.5C_Away.5E">[1]</text:a></text:p>
          </table:table-cell>
          <table:table-cell table:style-name="ce1" office:value-type="string">
            <text:p><text:a xlink:href="http://en.wikipedia.org/wiki/FC_Augsburg">AUG</text:a></text:p>
          </table:table-cell>
          <table:table-cell table:style-name="ce1" office:value-type="string">
            <text:p><text:a xlink:href="http://en.wikipedia.org/wiki/Bayer_04_Leverkusen">LEV</text:a></text:p>
          </table:table-cell>
          <table:table-cell table:style-name="ce1" office:value-type="string">
            <text:p><text:a xlink:href="http://en.wikipedia.org/wiki/FC_Bayern_Munich">FCB</text:a></text:p>
          </table:table-cell>
          <table:table-cell table:style-name="ce1" office:value-type="string">
            <text:p><text:a xlink:href="http://en.wikipedia.org/wiki/Borussia_Dortmund">DOR</text:a></text:p>
          </table:table-cell>
          <table:table-cell table:style-name="ce1" office:value-type="string">
            <text:p><text:a xlink:href="http://en.wikipedia.org/wiki/Borussia_Mönchengladbach">MGL</text:a></text:p>
          </table:table-cell>
          <table:table-cell table:style-name="ce1" office:value-type="string">
            <text:p><text:a xlink:href="http://en.wikipedia.org/wiki/SC_Freiburg">FRE</text:a></text:p>
          </table:table-cell>
          <table:table-cell table:style-name="ce1" office:value-type="string">
            <text:p><text:a xlink:href="http://en.wikipedia.org/wiki/Hamburger_SV">HAM</text:a></text:p>
          </table:table-cell>
          <table:table-cell table:style-name="ce1" office:value-type="string">
            <text:p><text:a xlink:href="http://en.wikipedia.org/wiki/Hannover_96">H96</text:a></text:p>
          </table:table-cell>
          <table:table-cell table:style-name="ce1" office:value-type="string">
            <text:p><text:a xlink:href="http://en.wikipedia.org/wiki/Hertha_BSC">BSC</text:a></text:p>
          </table:table-cell>
          <table:table-cell table:style-name="ce1" office:value-type="string">
            <text:p><text:a xlink:href="http://en.wikipedia.org/wiki/TSG_1899_Hoffenheim">HOF</text:a></text:p>
          </table:table-cell>
          <table:table-cell table:style-name="ce1" office:value-type="string">
            <text:p><text:a xlink:href="http://en.wikipedia.org/wiki/1._FC_Kaiserslautern">KAI</text:a></text:p>
          </table:table-cell>
          <table:table-cell table:style-name="ce1" office:value-type="string">
            <text:p><text:a xlink:href="http://en.wikipedia.org/wiki/1._FC_Köln">KÖL</text:a></text:p>
          </table:table-cell>
          <table:table-cell table:style-name="ce1" office:value-type="string">
            <text:p><text:a xlink:href="http://en.wikipedia.org/wiki/1._FSV_Mainz_05">MAI</text:a></text:p>
          </table:table-cell>
          <table:table-cell table:style-name="ce1" office:value-type="string">
            <text:p><text:a xlink:href="http://en.wikipedia.org/wiki/1._FC_Nuremberg">NUR</text:a></text:p>
          </table:table-cell>
          <table:table-cell table:style-name="ce1" office:value-type="string">
            <text:p><text:a xlink:href="http://en.wikipedia.org/wiki/FC_Schalke_04">S04</text:a></text:p>
          </table:table-cell>
          <table:table-cell table:style-name="ce1" office:value-type="string">
            <text:p><text:a xlink:href="http://en.wikipedia.org/wiki/VfB_Stuttgart">STU</text:a></text:p>
          </table:table-cell>
          <table:table-cell table:style-name="ce1" office:value-type="string">
            <text:p><text:a xlink:href="http://en.wikipedia.org/wiki/SV_Werder_Bremen">BRE</text:a></text:p>
          </table:table-cell>
          <table:table-cell table:style-name="ce1" office:value-type="string">
            <text:p><text:a xlink:href="http://en.wikipedia.org/wiki/VfL_Wolfsburg">WOB</text:a></text:p>
          </table:table-cell>
        </table:table-row>
        <table:table-row table:style-name="ro2">
          <table:table-cell office:value-type="string">
            <text:p><text:a xlink:href="http://en.wikipedia.org/wiki/FC_Augsburg">FC Augsburg</text:a></text:p>
          </table:table-cell>
          <table:table-cell table:style-name="ce3"/>
          <table:table-cell office:value-type="string">
            <text:p>1–4</text:p>
          </table:table-cell>
          <table:table-cell office:value-type="string">
            <text:p>1–2</text:p>
          </table:table-cell>
          <table:table-cell table:style-name="ce5" office:value-type="string">
            <text:p>0–0</text:p>
          </table:table-cell>
          <table:table-cell table:style-name="ce4" office:value-type="string">
            <text:p>1–0</text:p>
          </table:table-cell>
          <table:table-cell table:style-name="ce5" office:value-type="string">
            <text:p>2–2</text:p>
          </table:table-cell>
          <table:table-cell office:value-type="string">
            <text:p>1–0</text:p>
          </table:table-cell>
          <table:table-cell table:style-name="ce5" office:value-type="string">
            <text:p>0–0</text:p>
          </table:table-cell>
          <table:table-cell office:value-type="string">
            <text:p>3–0</text:p>
          </table:table-cell>
          <table:table-cell table:style-name="ce6" office:value-type="string">
            <text:p>0–2</text:p>
          </table:table-cell>
          <table:table-cell table:style-name="ce5" office:value-type="string">
            <text:p>2–2</text:p>
          </table:table-cell>
          <table:table-cell office:value-type="string">
            <text:p>2–1</text:p>
          </table:table-cell>
          <table:table-cell table:style-name="ce4" office:value-type="string">
            <text:p>2–1</text:p>
          </table:table-cell>
          <table:table-cell table:style-name="ce5" office:value-type="string">
            <text:p>0–0</text:p>
          </table:table-cell>
          <table:table-cell table:style-name="ce5" office:value-type="string">
            <text:p>1–1</text:p>
          </table:table-cell>
          <table:table-cell table:style-name="ce6" office:value-type="string">
            <text:p>1–3</text:p>
          </table:table-cell>
          <table:table-cell table:style-name="ce5" office:value-type="string">
            <text:p>1–1</text:p>
          </table:table-cell>
          <table:table-cell office:value-type="string">
            <text:p>2–0</text:p>
          </table:table-cell>
        </table:table-row>
        <table:table-row table:style-name="ro2">
          <table:table-cell office:value-type="string">
            <text:p><text:a xlink:href="http://en.wikipedia.org/wiki/Bayer_04_Leverkusen">Bayer Leverkusen</text:a></text:p>
          </table:table-cell>
          <table:table-cell office:value-type="string">
            <text:p>4–1</text:p>
          </table:table-cell>
          <table:table-cell table:style-name="ce3"/>
          <table:table-cell table:style-name="ce4" office:value-type="string">
            <text:p>2–0</text:p>
          </table:table-cell>
          <table:table-cell table:style-name="ce5" office:value-type="string">
            <text:p>0–0</text:p>
          </table:table-cell>
          <table:table-cell office:value-type="string">
            <text:p>1–2</text:p>
          </table:table-cell>
          <table:table-cell table:style-name="ce6" office:value-type="string">
            <text:p>0–2</text:p>
          </table:table-cell>
          <table:table-cell table:style-name="ce5" office:value-type="string">
            <text:p>2–2</text:p>
          </table:table-cell>
          <table:table-cell office:value-type="string">
            <text:p>1–0</text:p>
          </table:table-cell>
          <table:table-cell table:style-name="ce5" office:value-type="string">
            <text:p>3–3</text:p>
          </table:table-cell>
          <table:table-cell office:value-type="string">
            <text:p>2–0</text:p>
          </table:table-cell>
          <table:table-cell office:value-type="string">
            <text:p>3–1</text:p>
          </table:table-cell>
          <table:table-cell table:style-name="ce6" office:value-type="string">
            <text:p>1–4</text:p>
          </table:table-cell>
          <table:table-cell table:style-name="ce4" office:value-type="string">
            <text:p>3–2</text:p>
          </table:table-cell>
          <table:table-cell table:style-name="ce6" office:value-type="string">
            <text:p>0–3</text:p>
          </table:table-cell>
          <table:table-cell office:value-type="string">
            <text:p>0–1</text:p>
          </table:table-cell>
          <table:table-cell table:style-name="ce5" office:value-type="string">
            <text:p>2–2</text:p>
          </table:table-cell>
          <table:table-cell office:value-type="string">
            <text:p>1–0</text:p>
          </table:table-cell>
          <table:table-cell office:value-type="string">
            <text:p>3–1</text:p>
          </table:table-cell>
        </table:table-row>
        <table:table-row table:style-name="ro2">
          <table:table-cell office:value-type="string">
            <text:p><text:a xlink:href="http://en.wikipedia.org/wiki/FC_Bayern_Munich">Bayern Munich</text:a></text:p>
          </table:table-cell>
          <table:table-cell office:value-type="string">
            <text:p>2–1</text:p>
          </table:table-cell>
          <table:table-cell table:style-name="ce4" office:value-type="string">
            <text:p>3–0</text:p>
          </table:table-cell>
          <table:table-cell table:style-name="ce3"/>
          <table:table-cell table:number-columns-repeated="2" office:value-type="string">
            <text:p>0–1</text:p>
          </table:table-cell>
          <table:table-cell office:value-type="string">
            <text:p>7–0</text:p>
          </table:table-cell>
          <table:table-cell office:value-type="string">
            <text:p>5–0</text:p>
          </table:table-cell>
          <table:table-cell office:value-type="string">
            <text:p>2–1</text:p>
          </table:table-cell>
          <table:table-cell office:value-type="string">
            <text:p>4–0</text:p>
          </table:table-cell>
          <table:table-cell office:value-type="string">
            <text:p>7–1</text:p>
          </table:table-cell>
          <table:table-cell office:value-type="string">
            <text:p>2–0</text:p>
          </table:table-cell>
          <table:table-cell office:value-type="string">
            <text:p>3–0</text:p>
          </table:table-cell>
          <table:table-cell office:value-type="string">
            <text:p>0–0</text:p>
          </table:table-cell>
          <table:table-cell office:value-type="string">
            <text:p><text:a xlink:href="http://en.wikipedia.org/wiki/Bavarian_football_derbies">4–0</text:a></text:p>
          </table:table-cell>
          <table:table-cell table:style-name="ce4" office:value-type="string">
            <text:p>2–0</text:p>
          </table:table-cell>
          <table:table-cell office:value-type="string">
            <text:p>2–0</text:p>
          </table:table-cell>
          <table:table-cell office:value-type="string">
            <text:p>4–1</text:p>
          </table:table-cell>
          <table:table-cell office:value-type="string">
            <text:p>2–0</text:p>
          </table:table-cell>
        </table:table-row>
        <table:table-row table:style-name="ro2">
          <table:table-cell office:value-type="string">
            <text:p><text:a xlink:href="http://en.wikipedia.org/wiki/Borussia_Dortmund">Borussia Dortmund</text:a></text:p>
          </table:table-cell>
          <table:table-cell office:value-type="string">
            <text:p>4–0</text:p>
          </table:table-cell>
          <table:table-cell table:number-columns-repeated="2" table:style-name="ce4" office:value-type="string">
            <text:p>1–0</text:p>
          </table:table-cell>
          <table:table-cell table:style-name="ce3"/>
          <table:table-cell table:style-name="ce4" office:value-type="string">
            <text:p>2–0</text:p>
          </table:table-cell>
          <table:table-cell office:value-type="string">
            <text:p>4–0</text:p>
          </table:table-cell>
          <table:table-cell table:number-columns-repeated="2" office:value-type="string">
            <text:p>3–1</text:p>
          </table:table-cell>
          <table:table-cell table:style-name="ce6" office:value-type="string">
            <text:p>1–2</text:p>
          </table:table-cell>
          <table:table-cell office:value-type="string">
            <text:p>3–1</text:p>
          </table:table-cell>
          <table:table-cell table:style-name="ce5" office:value-type="string">
            <text:p>1–1</text:p>
          </table:table-cell>
          <table:table-cell office:value-type="string">
            <text:p>5–0</text:p>
          </table:table-cell>
          <table:table-cell table:style-name="ce4" office:value-type="string">
            <text:p>2–1</text:p>
          </table:table-cell>
          <table:table-cell office:value-type="string">
            <text:p>2–0</text:p>
          </table:table-cell>
          <table:table-cell table:style-name="ce4" office:value-type="string">
            <text:p><text:a xlink:href="http://en.wikipedia.org/wiki/Revierderby">2–0</text:a></text:p>
          </table:table-cell>
          <table:table-cell table:style-name="ce5" office:value-type="string">
            <text:p>4–4</text:p>
          </table:table-cell>
          <table:table-cell office:value-type="string">
            <text:p>1–0</text:p>
          </table:table-cell>
          <table:table-cell office:value-type="string">
            <text:p>5–1</text:p>
          </table:table-cell>
        </table:table-row>
        <table:table-row table:style-name="ro2">
          <table:table-cell office:value-type="string">
            <text:p><text:a xlink:href="http://en.wikipedia.org/wiki/Borussia_Mönchengladbach">Borussia Mönchengladbach</text:a></text:p>
          </table:table-cell>
          <table:table-cell table:style-name="ce5" office:value-type="string">
            <text:p>0–0</text:p>
          </table:table-cell>
          <table:table-cell table:style-name="ce5" office:value-type="string">
            <text:p>2–2</text:p>
          </table:table-cell>
          <table:table-cell table:style-name="ce4" office:value-type="string">
            <text:p>3–1</text:p>
          </table:table-cell>
          <table:table-cell table:style-name="ce5" office:value-type="string">
            <text:p>1–1</text:p>
          </table:table-cell>
          <table:table-cell table:style-name="ce3"/>
          <table:table-cell table:style-name="ce5" office:value-type="string">
            <text:p>0–0</text:p>
          </table:table-cell>
          <table:table-cell table:style-name="ce5" office:value-type="string">
            <text:p>1–1</text:p>
          </table:table-cell>
          <table:table-cell office:value-type="string">
            <text:p>2–1</text:p>
          </table:table-cell>
          <table:table-cell table:style-name="ce5" office:value-type="string">
            <text:p>0–0</text:p>
          </table:table-cell>
          <table:table-cell table:style-name="ce6" office:value-type="string">
            <text:p>1–2</text:p>
          </table:table-cell>
          <table:table-cell office:value-type="string">
            <text:p>1–0</text:p>
          </table:table-cell>
          <table:table-cell office:value-type="string">
            <text:p>3–0</text:p>
          </table:table-cell>
          <table:table-cell table:style-name="ce4" office:value-type="string">
            <text:p>1–0</text:p>
          </table:table-cell>
          <table:table-cell office:value-type="string">
            <text:p>1–0</text:p>
          </table:table-cell>
          <table:table-cell table:style-name="ce4" office:value-type="string">
            <text:p>3–0</text:p>
          </table:table-cell>
          <table:table-cell table:style-name="ce5" office:value-type="string">
            <text:p>1–1</text:p>
          </table:table-cell>
          <table:table-cell office:value-type="string">
            <text:p>5–0</text:p>
          </table:table-cell>
          <table:table-cell office:value-type="string">
            <text:p>4–1</text:p>
          </table:table-cell>
        </table:table-row>
        <table:table-row table:style-name="ro2">
          <table:table-cell office:value-type="string">
            <text:p><text:a xlink:href="http://en.wikipedia.org/wiki/SC_Freiburg">SC Freiburg</text:a></text:p>
          </table:table-cell>
          <table:table-cell office:value-type="string">
            <text:p>1–0</text:p>
          </table:table-cell>
          <table:table-cell office:value-type="string">
            <text:p>0–1</text:p>
          </table:table-cell>
          <table:table-cell table:style-name="ce5" office:value-type="string">
            <text:p>0–0</text:p>
          </table:table-cell>
          <table:table-cell office:value-type="string">
            <text:p>1–4</text:p>
          </table:table-cell>
          <table:table-cell table:style-name="ce4" office:value-type="string">
            <text:p>1–0</text:p>
          </table:table-cell>
          <table:table-cell table:style-name="ce3"/>
          <table:table-cell table:style-name="ce6" office:value-type="string">
            <text:p>1–2</text:p>
          </table:table-cell>
          <table:table-cell table:style-name="ce5" office:value-type="string">
            <text:p>1–1</text:p>
          </table:table-cell>
          <table:table-cell table:style-name="ce5" office:value-type="string">
            <text:p>2–2</text:p>
          </table:table-cell>
          <table:table-cell table:style-name="ce5" office:value-type="string">
            <text:p>0–0</text:p>
          </table:table-cell>
          <table:table-cell office:value-type="string">
            <text:p>2–0</text:p>
          </table:table-cell>
          <table:table-cell office:value-type="string">
            <text:p>4–1</text:p>
          </table:table-cell>
          <table:table-cell table:style-name="ce6" office:value-type="string">
            <text:p>1–2</text:p>
          </table:table-cell>
          <table:table-cell table:style-name="ce5" office:value-type="string">
            <text:p>2–2</text:p>
          </table:table-cell>
          <table:table-cell table:style-name="ce4" office:value-type="string">
            <text:p>2–1</text:p>
          </table:table-cell>
          <table:table-cell table:style-name="ce6" office:value-type="string">
            <text:p>1–2</text:p>
          </table:table-cell>
          <table:table-cell table:style-name="ce5" office:value-type="string">
            <text:p>2–2</text:p>
          </table:table-cell>
          <table:table-cell office:value-type="string">
            <text:p>3–0</text:p>
          </table:table-cell>
        </table:table-row>
        <table:table-row table:style-name="ro2">
          <table:table-cell office:value-type="string">
            <text:p><text:a xlink:href="http://en.wikipedia.org/wiki/Hamburger_SV">Hamburger SV</text:a></text:p>
          </table:table-cell>
          <table:table-cell table:number-columns-repeated="3" table:style-name="ce5" office:value-type="string">
            <text:p>1–1</text:p>
          </table:table-cell>
          <table:table-cell office:value-type="string">
            <text:p>1–5</text:p>
          </table:table-cell>
          <table:table-cell office:value-type="string">
            <text:p>0–1</text:p>
          </table:table-cell>
          <table:table-cell table:style-name="ce6" office:value-type="string">
            <text:p>1–3</text:p>
          </table:table-cell>
          <table:table-cell table:style-name="ce3"/>
          <table:table-cell office:value-type="string">
            <text:p>1–0</text:p>
          </table:table-cell>
          <table:table-cell table:style-name="ce5" office:value-type="string">
            <text:p>2–2</text:p>
          </table:table-cell>
          <table:table-cell office:value-type="string">
            <text:p>2–0</text:p>
          </table:table-cell>
          <table:table-cell table:style-name="ce5" office:value-type="string">
            <text:p>1–1</text:p>
          </table:table-cell>
          <table:table-cell table:style-name="ce6" office:value-type="string">
            <text:p>3–4</text:p>
          </table:table-cell>
          <table:table-cell office:value-type="string">
            <text:p>0–0</text:p>
          </table:table-cell>
          <table:table-cell office:value-type="string">
            <text:p>2–0</text:p>
          </table:table-cell>
          <table:table-cell office:value-type="string">
            <text:p>1–2</text:p>
          </table:table-cell>
          <table:table-cell table:style-name="ce6" office:value-type="string">
            <text:p>0–4</text:p>
          </table:table-cell>
          <table:table-cell table:style-name="ce6" office:value-type="string">
            <text:p><text:a xlink:href="http://en.wikipedia.org/wiki/Nordderby">1–3</text:a></text:p>
          </table:table-cell>
          <table:table-cell table:style-name="ce5" office:value-type="string">
            <text:p>1–1</text:p>
          </table:table-cell>
        </table:table-row>
        <table:table-row table:style-name="ro2">
          <table:table-cell office:value-type="string">
            <text:p><text:a xlink:href="http://en.wikipedia.org/wiki/Hannover_96">Hannover 96</text:a></text:p>
          </table:table-cell>
          <table:table-cell table:style-name="ce5" office:value-type="string">
            <text:p>2–2</text:p>
          </table:table-cell>
          <table:table-cell table:style-name="ce5" office:value-type="string">
            <text:p>0–0</text:p>
          </table:table-cell>
          <table:table-cell table:number-columns-repeated="3" table:style-name="ce4" office:value-type="string">
            <text:p>2–1</text:p>
          </table:table-cell>
          <table:table-cell table:style-name="ce5" office:value-type="string">
            <text:p>0–0</text:p>
          </table:table-cell>
          <table:table-cell table:style-name="ce5" office:value-type="string">
            <text:p>1–1</text:p>
          </table:table-cell>
          <table:table-cell table:style-name="ce3"/>
          <table:table-cell table:style-name="ce5" office:value-type="string">
            <text:p>1–1</text:p>
          </table:table-cell>
          <table:table-cell table:number-columns-repeated="2" office:value-type="string">
            <text:p>2–1</text:p>
          </table:table-cell>
          <table:table-cell office:value-type="string">
            <text:p>4–1</text:p>
          </table:table-cell>
          <table:table-cell office:value-type="string">
            <text:p>1–1</text:p>
          </table:table-cell>
          <table:table-cell office:value-type="string">
            <text:p>1–0</text:p>
          </table:table-cell>
          <table:table-cell table:style-name="ce5" office:value-type="string">
            <text:p>2–2</text:p>
          </table:table-cell>
          <table:table-cell office:value-type="string">
            <text:p>4–2</text:p>
          </table:table-cell>
          <table:table-cell office:value-type="string">
            <text:p>3–2</text:p>
          </table:table-cell>
          <table:table-cell office:value-type="string">
            <text:p>2–0</text:p>
          </table:table-cell>
        </table:table-row>
        <table:table-row table:style-name="ro2">
          <table:table-cell office:value-type="string">
            <text:p><text:a xlink:href="http://en.wikipedia.org/wiki/Hertha_BSC">Hertha BSC</text:a></text:p>
          </table:table-cell>
          <table:table-cell table:style-name="ce5" office:value-type="string">
            <text:p>2–2</text:p>
          </table:table-cell>
          <table:table-cell table:style-name="ce5" office:value-type="string">
            <text:p>3–3</text:p>
          </table:table-cell>
          <table:table-cell office:value-type="string">
            <text:p>0–6</text:p>
          </table:table-cell>
          <table:table-cell office:value-type="string">
            <text:p>0–1</text:p>
          </table:table-cell>
          <table:table-cell office:value-type="string">
            <text:p>1–2</text:p>
          </table:table-cell>
          <table:table-cell table:number-columns-repeated="2" table:style-name="ce6" office:value-type="string">
            <text:p>1–2</text:p>
          </table:table-cell>
          <table:table-cell table:style-name="ce6" office:value-type="string">
            <text:p>0–1</text:p>
          </table:table-cell>
          <table:table-cell table:style-name="ce3"/>
          <table:table-cell office:value-type="string">
            <text:p>3–1</text:p>
          </table:table-cell>
          <table:table-cell table:style-name="ce6" office:value-type="string">
            <text:p>1–2</text:p>
          </table:table-cell>
          <table:table-cell office:value-type="string">
            <text:p>3–0</text:p>
          </table:table-cell>
          <table:table-cell office:value-type="string">
            <text:p>0–0</text:p>
          </table:table-cell>
          <table:table-cell table:style-name="ce6" office:value-type="string">
            <text:p>0–1</text:p>
          </table:table-cell>
          <table:table-cell office:value-type="string">
            <text:p>1–2</text:p>
          </table:table-cell>
          <table:table-cell table:number-columns-repeated="2" office:value-type="string">
            <text:p>1–0</text:p>
          </table:table-cell>
          <table:table-cell table:style-name="ce6" office:value-type="string">
            <text:p>1–4</text:p>
          </table:table-cell>
        </table:table-row>
        <table:table-row table:style-name="ro2">
          <table:table-cell office:value-type="string">
            <text:p><text:a xlink:href="http://en.wikipedia.org/wiki/TSG_1899_Hoffenheim">1899 Hoffenheim</text:a></text:p>
          </table:table-cell>
          <table:table-cell table:style-name="ce5" office:value-type="string">
            <text:p>2–2</text:p>
          </table:table-cell>
          <table:table-cell office:value-type="string">
            <text:p>0–1</text:p>
          </table:table-cell>
          <table:table-cell table:style-name="ce5" office:value-type="string">
            <text:p>0–0</text:p>
          </table:table-cell>
          <table:table-cell table:number-columns-repeated="2" table:style-name="ce4" office:value-type="string">
            <text:p>1–0</text:p>
          </table:table-cell>
          <table:table-cell table:style-name="ce5" office:value-type="string">
            <text:p>1–1</text:p>
          </table:table-cell>
          <table:table-cell office:value-type="string">
            <text:p>4–0</text:p>
          </table:table-cell>
          <table:table-cell table:style-name="ce5" office:value-type="string">
            <text:p>0–0</text:p>
          </table:table-cell>
          <table:table-cell table:style-name="ce5" office:value-type="string">
            <text:p>1–1</text:p>
          </table:table-cell>
          <table:table-cell table:style-name="ce3"/>
          <table:table-cell table:number-columns-repeated="2" table:style-name="ce5" office:value-type="string">
            <text:p>1–1</text:p>
          </table:table-cell>
          <table:table-cell office:value-type="string">
            <text:p>1–1</text:p>
          </table:table-cell>
          <table:table-cell table:style-name="ce6" office:value-type="string">
            <text:p>2–3</text:p>
          </table:table-cell>
          <table:table-cell table:style-name="ce5" office:value-type="string">
            <text:p>1–1</text:p>
          </table:table-cell>
          <table:table-cell table:number-columns-repeated="2" table:style-name="ce6" office:value-type="string">
            <text:p>1–2</text:p>
          </table:table-cell>
          <table:table-cell office:value-type="string">
            <text:p>3–1</text:p>
          </table:table-cell>
        </table:table-row>
        <table:table-row table:style-name="ro2">
          <table:table-cell office:value-type="string">
            <text:p><text:a xlink:href="http://en.wikipedia.org/wiki/1._FC_Kaiserslautern">1. FC Kaiserslautern</text:a></text:p>
          </table:table-cell>
          <table:table-cell table:style-name="ce5" office:value-type="string">
            <text:p>1–1</text:p>
          </table:table-cell>
          <table:table-cell office:value-type="string">
            <text:p>0–2</text:p>
          </table:table-cell>
          <table:table-cell office:value-type="string">
            <text:p>0–3</text:p>
          </table:table-cell>
          <table:table-cell office:value-type="string">
            <text:p>2–5</text:p>
          </table:table-cell>
          <table:table-cell office:value-type="string">
            <text:p>1–2</text:p>
          </table:table-cell>
          <table:table-cell office:value-type="string">
            <text:p>1–0</text:p>
          </table:table-cell>
          <table:table-cell table:style-name="ce6" office:value-type="string">
            <text:p>0–1</text:p>
          </table:table-cell>
          <table:table-cell table:number-columns-repeated="2" table:style-name="ce5" office:value-type="string">
            <text:p>1–1</text:p>
          </table:table-cell>
          <table:table-cell table:style-name="ce6" office:value-type="string">
            <text:p>1–2</text:p>
          </table:table-cell>
          <table:table-cell table:style-name="ce3"/>
          <table:table-cell table:style-name="ce6" office:value-type="string">
            <text:p>0–1</text:p>
          </table:table-cell>
          <table:table-cell table:style-name="ce4" office:value-type="string">
            <text:p>3–1</text:p>
          </table:table-cell>
          <table:table-cell table:style-name="ce6" office:value-type="string">
            <text:p>0–2</text:p>
          </table:table-cell>
          <table:table-cell office:value-type="string">
            <text:p>1–4</text:p>
          </table:table-cell>
          <table:table-cell table:style-name="ce6" office:value-type="string">
            <text:p>0–2</text:p>
          </table:table-cell>
          <table:table-cell table:number-columns-repeated="2" table:style-name="ce5" office:value-type="string">
            <text:p>0–0</text:p>
          </table:table-cell>
        </table:table-row>
        <table:table-row table:style-name="ro2">
          <table:table-cell office:value-type="string">
            <text:p><text:a xlink:href="http://en.wikipedia.org/wiki/1._FC_Köln">1. FC Köln</text:a></text:p>
          </table:table-cell>
          <table:table-cell office:value-type="string">
            <text:p>3–0</text:p>
          </table:table-cell>
          <table:table-cell office:value-type="string">
            <text:p>0–2</text:p>
          </table:table-cell>
          <table:table-cell office:value-type="string">
            <text:p>1–4</text:p>
          </table:table-cell>
          <table:table-cell office:value-type="string">
            <text:p>1–6</text:p>
          </table:table-cell>
          <table:table-cell office:value-type="string">
            <text:p>0–3</text:p>
          </table:table-cell>
          <table:table-cell office:value-type="string">
            <text:p>4–0</text:p>
          </table:table-cell>
          <table:table-cell table:style-name="ce6" office:value-type="string">
            <text:p>0–1</text:p>
          </table:table-cell>
          <table:table-cell office:value-type="string">
            <text:p>2–0</text:p>
          </table:table-cell>
          <table:table-cell office:value-type="string">
            <text:p>1–0</text:p>
          </table:table-cell>
          <table:table-cell office:value-type="string">
            <text:p>2–0</text:p>
          </table:table-cell>
          <table:table-cell table:style-name="ce5" office:value-type="string">
            <text:p>1–1</text:p>
          </table:table-cell>
          <table:table-cell table:style-name="ce3"/>
          <table:table-cell office:value-type="string">
            <text:p>1–1</text:p>
          </table:table-cell>
          <table:table-cell table:style-name="ce6" office:value-type="string">
            <text:p>1–2</text:p>
          </table:table-cell>
          <table:table-cell office:value-type="string">
            <text:p>1–4</text:p>
          </table:table-cell>
          <table:table-cell table:number-columns-repeated="2" table:style-name="ce5" office:value-type="string">
            <text:p>1–1</text:p>
          </table:table-cell>
          <table:table-cell table:style-name="ce6" office:value-type="string">
            <text:p>0–3</text:p>
          </table:table-cell>
        </table:table-row>
        <table:table-row table:style-name="ro2">
          <table:table-cell office:value-type="string">
            <text:p><text:a xlink:href="http://en.wikipedia.org/wiki/1._FSV_Mainz_05">FSV Mainz 05</text:a></text:p>
          </table:table-cell>
          <table:table-cell table:style-name="ce6" office:value-type="string">
            <text:p>0–1</text:p>
          </table:table-cell>
          <table:table-cell table:style-name="ce4" office:value-type="string">
            <text:p>2–0</text:p>
          </table:table-cell>
          <table:table-cell table:style-name="ce4" office:value-type="string">
            <text:p>3–2</text:p>
          </table:table-cell>
          <table:table-cell office:value-type="string">
            <text:p>1–2</text:p>
          </table:table-cell>
          <table:table-cell office:value-type="string">
            <text:p>0–3</text:p>
          </table:table-cell>
          <table:table-cell office:value-type="string">
            <text:p>3–1</text:p>
          </table:table-cell>
          <table:table-cell table:style-name="ce5" office:value-type="string">
            <text:p>0–0</text:p>
          </table:table-cell>
          <table:table-cell table:style-name="ce5" office:value-type="string">
            <text:p>1–1</text:p>
          </table:table-cell>
          <table:table-cell table:style-name="ce6" office:value-type="string">
            <text:p>1–3</text:p>
          </table:table-cell>
          <table:table-cell table:style-name="ce6" office:value-type="string">
            <text:p>0–4</text:p>
          </table:table-cell>
          <table:table-cell table:number-columns-repeated="2" office:value-type="string">
            <text:p>4–0</text:p>
          </table:table-cell>
          <table:table-cell table:style-name="ce3"/>
          <table:table-cell office:value-type="string">
            <text:p>2–1</text:p>
          </table:table-cell>
          <table:table-cell office:value-type="string">
            <text:p>2–4</text:p>
          </table:table-cell>
          <table:table-cell office:value-type="string">
            <text:p>3–1</text:p>
          </table:table-cell>
          <table:table-cell table:style-name="ce6" office:value-type="string">
            <text:p>1–3</text:p>
          </table:table-cell>
          <table:table-cell table:style-name="ce5" office:value-type="string">
            <text:p>0–0</text:p>
          </table:table-cell>
        </table:table-row>
        <table:table-row table:style-name="ro2">
          <table:table-cell office:value-type="string">
            <text:p><text:a xlink:href="http://en.wikipedia.org/wiki/1._FC_Nuremberg">1. FC Nuremberg</text:a></text:p>
          </table:table-cell>
          <table:table-cell office:value-type="string">
            <text:p>1–0</text:p>
          </table:table-cell>
          <table:table-cell office:value-type="string">
            <text:p>1–4</text:p>
          </table:table-cell>
          <table:table-cell office:value-type="string">
            <text:p><text:a xlink:href="http://en.wikipedia.org/wiki/Bavarian_football_derbies">0–1</text:a></text:p>
          </table:table-cell>
          <table:table-cell office:value-type="string">
            <text:p>0–2</text:p>
          </table:table-cell>
          <table:table-cell table:style-name="ce4" office:value-type="string">
            <text:p>1–0</text:p>
          </table:table-cell>
          <table:table-cell table:style-name="ce6" office:value-type="string">
            <text:p>1–2</text:p>
          </table:table-cell>
          <table:table-cell table:style-name="ce5" office:value-type="string">
            <text:p>1–1</text:p>
          </table:table-cell>
          <table:table-cell table:style-name="ce6" office:value-type="string">
            <text:p>1–2</text:p>
          </table:table-cell>
          <table:table-cell office:value-type="string">
            <text:p>2–0</text:p>
          </table:table-cell>
          <table:table-cell table:style-name="ce6" office:value-type="string">
            <text:p>0–2</text:p>
          </table:table-cell>
          <table:table-cell office:value-type="string">
            <text:p>1–0</text:p>
          </table:table-cell>
          <table:table-cell office:value-type="string">
            <text:p>2–1</text:p>
          </table:table-cell>
          <table:table-cell office:value-type="string">
            <text:p>3–3</text:p>
          </table:table-cell>
          <table:table-cell table:style-name="ce3"/>
          <table:table-cell table:style-name="ce4" office:value-type="string">
            <text:p>4–1</text:p>
          </table:table-cell>
          <table:table-cell table:style-name="ce5" office:value-type="string">
            <text:p>2–2</text:p>
          </table:table-cell>
          <table:table-cell table:style-name="ce5" office:value-type="string">
            <text:p>1–1</text:p>
          </table:table-cell>
          <table:table-cell table:style-name="ce6" office:value-type="string">
            <text:p>1–3</text:p>
          </table:table-cell>
        </table:table-row>
        <table:table-row table:style-name="ro2">
          <table:table-cell office:value-type="string">
            <text:p><text:a xlink:href="http://en.wikipedia.org/wiki/FC_Schalke_04">Schalke 04</text:a></text:p>
          </table:table-cell>
          <table:table-cell office:value-type="string">
            <text:p>3–1</text:p>
          </table:table-cell>
          <table:table-cell table:style-name="ce4" office:value-type="string">
            <text:p>2–0</text:p>
          </table:table-cell>
          <table:table-cell office:value-type="string">
            <text:p>0–2</text:p>
          </table:table-cell>
          <table:table-cell office:value-type="string">
            <text:p><text:a xlink:href="http://en.wikipedia.org/wiki/Revierderby">1–2</text:a></text:p>
          </table:table-cell>
          <table:table-cell table:style-name="ce4" office:value-type="string">
            <text:p>1–0</text:p>
          </table:table-cell>
          <table:table-cell office:value-type="string">
            <text:p>4–2</text:p>
          </table:table-cell>
          <table:table-cell office:value-type="string">
            <text:p>3–1</text:p>
          </table:table-cell>
          <table:table-cell office:value-type="string">
            <text:p>3–0</text:p>
          </table:table-cell>
          <table:table-cell office:value-type="string">
            <text:p>4–0</text:p>
          </table:table-cell>
          <table:table-cell office:value-type="string">
            <text:p>3–1</text:p>
          </table:table-cell>
          <table:table-cell table:style-name="ce6" office:value-type="string">
            <text:p>1–2</text:p>
          </table:table-cell>
          <table:table-cell office:value-type="string">
            <text:p>5–1</text:p>
          </table:table-cell>
          <table:table-cell office:value-type="string">
            <text:p>1–1</text:p>
          </table:table-cell>
          <table:table-cell office:value-type="string">
            <text:p>4–0</text:p>
          </table:table-cell>
          <table:table-cell table:style-name="ce3"/>
          <table:table-cell office:value-type="string">
            <text:p>3–1</text:p>
          </table:table-cell>
          <table:table-cell office:value-type="string">
            <text:p>5–0</text:p>
          </table:table-cell>
          <table:table-cell office:value-type="string">
            <text:p>4–0</text:p>
          </table:table-cell>
        </table:table-row>
        <table:table-row table:style-name="ro2">
          <table:table-cell office:value-type="string">
            <text:p><text:a xlink:href="http://en.wikipedia.org/wiki/VfB_Stuttgart">VfB Stuttgart</text:a></text:p>
          </table:table-cell>
          <table:table-cell office:value-type="string">
            <text:p>2–1</text:p>
          </table:table-cell>
          <table:table-cell office:value-type="string">
            <text:p>0–1</text:p>
          </table:table-cell>
          <table:table-cell office:value-type="string">
            <text:p>1–2</text:p>
          </table:table-cell>
          <table:table-cell table:style-name="ce5" office:value-type="string">
            <text:p>1–1</text:p>
          </table:table-cell>
          <table:table-cell office:value-type="string">
            <text:p>0–3</text:p>
          </table:table-cell>
          <table:table-cell office:value-type="string">
            <text:p>4–1</text:p>
          </table:table-cell>
          <table:table-cell table:style-name="ce6" office:value-type="string">
            <text:p>1–2</text:p>
          </table:table-cell>
          <table:table-cell office:value-type="string">
            <text:p>3–0</text:p>
          </table:table-cell>
          <table:table-cell office:value-type="string">
            <text:p>5–0</text:p>
          </table:table-cell>
          <table:table-cell office:value-type="string">
            <text:p>2–0</text:p>
          </table:table-cell>
          <table:table-cell table:style-name="ce5" office:value-type="string">
            <text:p>0–0</text:p>
          </table:table-cell>
          <table:table-cell table:style-name="ce5" office:value-type="string">
            <text:p>2–2</text:p>
          </table:table-cell>
          <table:table-cell table:style-name="ce4" office:value-type="string">
            <text:p>4–1</text:p>
          </table:table-cell>
          <table:table-cell office:value-type="string">
            <text:p>1–0</text:p>
          </table:table-cell>
          <table:table-cell table:style-name="ce4" office:value-type="string">
            <text:p>3–0</text:p>
          </table:table-cell>
          <table:table-cell table:style-name="ce3"/>
          <table:table-cell office:value-type="string">
            <text:p>4–1</text:p>
          </table:table-cell>
          <table:table-cell office:value-type="string">
            <text:p>3–2</text:p>
          </table:table-cell>
        </table:table-row>
        <table:table-row table:style-name="ro2">
          <table:table-cell office:value-type="string">
            <text:p><text:a xlink:href="http://en.wikipedia.org/wiki/SV_Werder_Bremen">Werder Bremen</text:a></text:p>
          </table:table-cell>
          <table:table-cell table:number-columns-repeated="2" table:style-name="ce5" office:value-type="string">
            <text:p>1–1</text:p>
          </table:table-cell>
          <table:table-cell office:value-type="string">
            <text:p>1–2</text:p>
          </table:table-cell>
          <table:table-cell office:value-type="string">
            <text:p>0–2</text:p>
          </table:table-cell>
          <table:table-cell table:style-name="ce5" office:value-type="string">
            <text:p>2–2</text:p>
          </table:table-cell>
          <table:table-cell office:value-type="string">
            <text:p>5–3</text:p>
          </table:table-cell>
          <table:table-cell office:value-type="string">
            <text:p><text:a xlink:href="http://en.wikipedia.org/wiki/Nordderby">2–0</text:a></text:p>
          </table:table-cell>
          <table:table-cell office:value-type="string">
            <text:p>3–0</text:p>
          </table:table-cell>
          <table:table-cell office:value-type="string">
            <text:p>2–1</text:p>
          </table:table-cell>
          <table:table-cell table:style-name="ce5" office:value-type="string">
            <text:p>1–1</text:p>
          </table:table-cell>
          <table:table-cell office:value-type="string">
            <text:p>2–0</text:p>
          </table:table-cell>
          <table:table-cell office:value-type="string">
            <text:p>3–2</text:p>
          </table:table-cell>
          <table:table-cell table:style-name="ce6" office:value-type="string">
            <text:p>0–3</text:p>
          </table:table-cell>
          <table:table-cell table:style-name="ce6" office:value-type="string">
            <text:p>0–1</text:p>
          </table:table-cell>
          <table:table-cell office:value-type="string">
            <text:p>2–3</text:p>
          </table:table-cell>
          <table:table-cell office:value-type="string">
            <text:p>2–0</text:p>
          </table:table-cell>
          <table:table-cell table:style-name="ce3"/>
          <table:table-cell office:value-type="string">
            <text:p>4–1</text:p>
          </table:table-cell>
        </table:table-row>
        <table:table-row table:style-name="ro2">
          <table:table-cell office:value-type="string">
            <text:p><text:a xlink:href="http://en.wikipedia.org/wiki/VfL_Wolfsburg">VfL Wolfsburg</text:a></text:p>
          </table:table-cell>
          <table:table-cell table:style-name="ce6" office:value-type="string">
            <text:p>1–2</text:p>
          </table:table-cell>
          <table:table-cell table:style-name="ce4" office:value-type="string">
            <text:p>3–2</text:p>
          </table:table-cell>
          <table:table-cell office:value-type="string">
            <text:p>0–1</text:p>
          </table:table-cell>
          <table:table-cell office:value-type="string">
            <text:p>1–3</text:p>
          </table:table-cell>
          <table:table-cell table:style-name="ce5" office:value-type="string">
            <text:p>0–0</text:p>
          </table:table-cell>
          <table:table-cell office:value-type="string">
            <text:p>3–2</text:p>
          </table:table-cell>
          <table:table-cell office:value-type="string">
            <text:p>2–1</text:p>
          </table:table-cell>
          <table:table-cell office:value-type="string">
            <text:p>4–1</text:p>
          </table:table-cell>
          <table:table-cell table:style-name="ce6" office:value-type="string">
            <text:p>2–3</text:p>
          </table:table-cell>
          <table:table-cell table:style-name="ce6" office:value-type="string">
            <text:p>1–2</text:p>
          </table:table-cell>
          <table:table-cell table:number-columns-repeated="2" office:value-type="string">
            <text:p>1–0</text:p>
          </table:table-cell>
          <table:table-cell office:value-type="string">
            <text:p>2–2</text:p>
          </table:table-cell>
          <table:table-cell office:value-type="string">
            <text:p>2–1</text:p>
          </table:table-cell>
          <table:table-cell table:style-name="ce4" office:value-type="string">
            <text:p>2–1</text:p>
          </table:table-cell>
          <table:table-cell office:value-type="string">
            <text:p>1–0</text:p>
          </table:table-cell>
          <table:table-cell office:value-type="string">
            <text:p>3–1</text:p>
          </table:table-cell>
          <table:table-cell table:style-name="ce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22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dith Ramirez</meta:initial-creator>
    <meta:creation-date>2013-03-14T22:26:38</meta:creation-date>
    <dc:date>2013-03-14T22:27:18</dc:date>
    <dc:creator>Judith Ramirez</dc:creator>
    <meta:editing-duration>PT40S</meta:editing-duration>
    <meta:editing-cycles>1</meta:editing-cycles>
    <meta:document-statistic meta:table-count="3" meta:cell-count="343" meta:object-count="0"/>
    <meta:generator>LibreOffice/3.4$Linux LibreOffice_project/340m1$Build-402</meta:generator>
  </office:meta>
</office:document-meta>
</file>